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C0000005E9C0ECAAAC1FB86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wiss" style:font-pitch="variable"/>
    <style:font-face style:name="Jamrul" svg:font-family="Jamrul" style:font-pitch="variable"/>
    <style:font-face style:name="KacstOne" svg:font-family="KacstOne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ma" svg:font-family="Loma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gradient" draw:fill-color="#111111" draw:fill-gradient-name="Gradient_20_49" draw:opacity="75%" draw:opacity-name="" draw:textarea-horizontal-align="justify" draw:textarea-vertical-align="middle" draw:auto-grow-height="false" fo:min-height="1.655cm" fo:min-width="27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cm, 0cm, 0.002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2.29cm" fo:min-width="5.215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fo:min-height="1.905cm"/>
      <style:paragraph-properties style:writing-mode="lr-tb"/>
    </style:style>
    <style:style style:name="pr2" style:family="presentation" style:parent-style-name="Default-subtitle">
      <style:graphic-properties draw:fill-color="#ffffff" fo:min-height="1.14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gradient" draw:fill-color="#111111" draw:fill-gradient-name="Gradient_20_49" draw:opacity="75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  <style:text-properties style:font-name="Jamrul" fo:font-weight="normal"/>
    </style:style>
    <style:style style:name="P4" style:family="paragraph">
      <style:paragraph-properties fo:text-align="start" style:writing-mode="lr-tb"/>
      <style:text-properties fo:color="#eeeeee" loext:opacity="100%" style:font-name="Jamrul" fo:font-size="24pt" fo:font-weight="normal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  <style:text-properties style:font-name="Liberation Sans2" fo:font-size="12pt" style:letter-kerning="false" style:font-name-asian="DejaVu Sans" style:font-size-asian="12pt" style:font-name-complex="DejaVu Sans" style:font-size-complex="12pt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loext:graphic-properties draw:fill="none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eeeeee" loext:opacity="100%" style:text-outline="false" style:text-line-through-style="none" style:text-line-through-type="none" fo:font-size="24pt" fo:font-style="normal" fo:text-shadow="none" style:text-underline-style="none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2" fo:font-size="12pt" style:letter-kerning="false" style:font-name-asian="DejaVu Sans" style:font-size-asian="12pt" style:font-name-complex="DejaVu Sans" style:font-size-complex="12pt"/>
    </style:style>
    <style:style style:name="T3" style:family="text">
      <style:text-properties style:text-position="33% 58%" style:font-name="Liberation Sans2" fo:font-size="12pt" style:letter-kerning="false" style:font-name-asian="DejaVu Sans" style:font-size-asian="12pt" style:font-name-complex="DejaVu Sans" style:font-size-complex="12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4" draw:layer="layout" svg:width="26.416cm" svg:height="1.905cm" svg:x="0.7cm" svg:y="0cm" presentation:class="title" presentation:user-transformed="true">
          <draw:text-box>
            <text:p text:style-name="P3"><text:span text:style-name="T1">T</text:span><text:span text:style-name="T1">W</text:span><text:span text:style-name="T1"> </text:span><text:span text:style-name="T1">p</text:span><text:span text:style-name="T1">r</text:span><text:span text:style-name="T1">o</text:span><text:span text:style-name="T1">j</text:span><text:span text:style-name="T1">e</text:span><text:span text:style-name="T1">c</text:span><text:span text:style-name="T1">t</text:span><text:span text:style-name="T1">:</text:span><text:span text:style-name="T1"> </text:span><text:span text:style-name="T1">“</text:span><text:span text:style-name="T1">W</text:span><text:span text:style-name="T1">e</text:span><text:span text:style-name="T1">a</text:span><text:span text:style-name="T1">t</text:span><text:span text:style-name="T1">h</text:span><text:span text:style-name="T1">e</text:span><text:span text:style-name="T1">r</text:span><text:span text:style-name="T1"> </text:span><text:span text:style-name="T1">A</text:span><text:span text:style-name="T1">p</text:span><text:span text:style-name="T1">p</text:span><text:span text:style-name="T1">”</text:span></text:p>
          </draw:text-box>
        </draw:frame>
        <draw:frame draw:style-name="gr3" draw:text-style-name="P6" draw:layer="layout" svg:width="6.9cm" svg:height="1.145cm" svg:x="0.7cm" svg:y="13.9cm">
          <draw:text-box>
            <text:p text:style-name="P5"><text:span text:style-name="T2">Friday, January 27</text:span><text:span text:style-name="T3">th</text:span><text:span text:style-name="T2"> 2023</text:span></text:p>
            <text:p text:style-name="P5"><text:span text:style-name="T2">Slide 0</text:span></text:p>
          </draw:text-box>
        </draw:frame>
        <draw:frame presentation:style-name="pr2" draw:text-style-name="P7" draw:layer="layout" svg:width="5.7cm" svg:height="1.145cm" svg:x="11.15cm" svg:y="13.9cm">
          <draw:text-box>
            <text:p><text:span text:style-name="T4">San</text:span></text:p>
            <text:p><text:span text:style-name="T4">Zinaida Jusufovic</text:span></text:p>
          </draw:text-box>
        </draw:frame>
        <draw:custom-shape draw:style-name="gr4" draw:text-style-name="P8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wiss" style:font-pitch="variable"/>
    <style:font-face style:name="Jamrul" svg:font-family="Jamrul" style:font-pitch="variable"/>
    <style:font-face style:name="KacstOne" svg:font-family="KacstOne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ma" svg:font-family="Loma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1" draw:display-name="Gradient 21" draw:style="linear" draw:start-color="#b48c8c" draw:end-color="#2a6099" draw:start-intensity="100%" draw:end-intensity="100%" draw:angle="90deg" draw:border="0%"/>
    <draw:gradient draw:name="Gradient_20_22" draw:display-name="Gradient 22" draw:style="linear" draw:start-color="#b48c8c" draw:end-color="#2a6099" draw:start-intensity="100%" draw:end-intensity="100%" draw:angle="89deg" draw:border="0%"/>
    <draw:gradient draw:name="Gradient_20_23" draw:display-name="Gradient 23" draw:style="linear" draw:start-color="#b48c8c" draw:end-color="#2a6099" draw:start-intensity="100%" draw:end-intensity="100%" draw:angle="88deg" draw:border="0%"/>
    <draw:gradient draw:name="Gradient_20_24" draw:display-name="Gradient 24" draw:style="linear" draw:start-color="#b48c8c" draw:end-color="#2a6099" draw:start-intensity="100%" draw:end-intensity="100%" draw:angle="87deg" draw:border="0%"/>
    <draw:gradient draw:name="Gradient_20_25" draw:display-name="Gradient 25" draw:style="linear" draw:start-color="#b48c8c" draw:end-color="#2a6099" draw:start-intensity="100%" draw:end-intensity="100%" draw:angle="86deg" draw:border="0%"/>
    <draw:gradient draw:name="Gradient_20_26" draw:display-name="Gradient 26" draw:style="linear" draw:start-color="#b48c8c" draw:end-color="#2a6099" draw:start-intensity="100%" draw:end-intensity="100%" draw:angle="85deg" draw:border="0%"/>
    <draw:gradient draw:name="Gradient_20_27" draw:display-name="Gradient 27" draw:style="linear" draw:start-color="#b48c8c" draw:end-color="#2a6099" draw:start-intensity="100%" draw:end-intensity="100%" draw:angle="84deg" draw:border="0%"/>
    <draw:gradient draw:name="Gradient_20_28" draw:display-name="Gradient 28" draw:style="linear" draw:start-color="#b48c8c" draw:end-color="#2a6099" draw:start-intensity="100%" draw:end-intensity="100%" draw:angle="83deg" draw:border="0%"/>
    <draw:gradient draw:name="Gradient_20_29" draw:display-name="Gradient 29" draw:style="linear" draw:start-color="#b48c8c" draw:end-color="#2a6099" draw:start-intensity="100%" draw:end-intensity="100%" draw:angle="82deg" draw:border="0%"/>
    <draw:gradient draw:name="Gradient_20_30" draw:display-name="Gradient 30" draw:style="linear" draw:start-color="#b48c8c" draw:end-color="#2a6099" draw:start-intensity="100%" draw:end-intensity="100%" draw:angle="81deg" draw:border="0%"/>
    <draw:gradient draw:name="Gradient_20_31" draw:display-name="Gradient 31" draw:style="linear" draw:start-color="#b48c8c" draw:end-color="#2a6099" draw:start-intensity="100%" draw:end-intensity="100%" draw:angle="80deg" draw:border="0%"/>
    <draw:gradient draw:name="Gradient_20_32" draw:display-name="Gradient 32" draw:style="linear" draw:start-color="#b48c8c" draw:end-color="#2a6099" draw:start-intensity="100%" draw:end-intensity="100%" draw:angle="79deg" draw:border="0%"/>
    <draw:gradient draw:name="Gradient_20_33" draw:display-name="Gradient 33" draw:style="linear" draw:start-color="#b48c8c" draw:end-color="#2a6099" draw:start-intensity="100%" draw:end-intensity="100%" draw:angle="78deg" draw:border="0%"/>
    <draw:gradient draw:name="Gradient_20_34" draw:display-name="Gradient 34" draw:style="linear" draw:start-color="#b48c8c" draw:end-color="#2a6099" draw:start-intensity="100%" draw:end-intensity="100%" draw:angle="77deg" draw:border="0%"/>
    <draw:gradient draw:name="Gradient_20_35" draw:display-name="Gradient 35" draw:style="linear" draw:start-color="#b48c8c" draw:end-color="#2a6099" draw:start-intensity="100%" draw:end-intensity="100%" draw:angle="76deg" draw:border="0%"/>
    <draw:gradient draw:name="Gradient_20_36" draw:display-name="Gradient 36" draw:style="linear" draw:start-color="#b48c8c" draw:end-color="#2a6099" draw:start-intensity="100%" draw:end-intensity="100%" draw:angle="75deg" draw:border="0%"/>
    <draw:gradient draw:name="Gradient_20_37" draw:display-name="Gradient 37" draw:style="linear" draw:start-color="#b48c8c" draw:end-color="#2a6099" draw:start-intensity="100%" draw:end-intensity="100%" draw:angle="74deg" draw:border="0%"/>
    <draw:gradient draw:name="Gradient_20_38" draw:display-name="Gradient 38" draw:style="linear" draw:start-color="#b48c8c" draw:end-color="#2a6099" draw:start-intensity="100%" draw:end-intensity="100%" draw:angle="73deg" draw:border="0%"/>
    <draw:gradient draw:name="Gradient_20_39" draw:display-name="Gradient 39" draw:style="linear" draw:start-color="#b48c8c" draw:end-color="#2a6099" draw:start-intensity="100%" draw:end-intensity="100%" draw:angle="72deg" draw:border="0%"/>
    <draw:gradient draw:name="Gradient_20_40" draw:display-name="Gradient 40" draw:style="linear" draw:start-color="#b48c8c" draw:end-color="#2a6099" draw:start-intensity="100%" draw:end-intensity="100%" draw:angle="71deg" draw:border="0%"/>
    <draw:gradient draw:name="Gradient_20_41" draw:display-name="Gradient 41" draw:style="linear" draw:start-color="#b48c8c" draw:end-color="#2a6099" draw:start-intensity="100%" draw:end-intensity="100%" draw:angle="70deg" draw:border="0%"/>
    <draw:gradient draw:name="Gradient_20_42" draw:display-name="Gradient 42" draw:style="linear" draw:start-color="#b48c8c" draw:end-color="#2a6099" draw:start-intensity="100%" draw:end-intensity="100%" draw:angle="69deg" draw:border="0%"/>
    <draw:gradient draw:name="Gradient_20_43" draw:display-name="Gradient 43" draw:style="linear" draw:start-color="#b48c8c" draw:end-color="#2a6099" draw:start-intensity="100%" draw:end-intensity="100%" draw:angle="68deg" draw:border="0%"/>
    <draw:gradient draw:name="Gradient_20_44" draw:display-name="Gradient 44" draw:style="linear" draw:start-color="#b48c8c" draw:end-color="#2a6099" draw:start-intensity="100%" draw:end-intensity="100%" draw:angle="67deg" draw:border="0%"/>
    <draw:gradient draw:name="Gradient_20_45" draw:display-name="Gradient 45" draw:style="linear" draw:start-color="#b48c8c" draw:end-color="#2a6099" draw:start-intensity="100%" draw:end-intensity="100%" draw:angle="66deg" draw:border="0%"/>
    <draw:gradient draw:name="Gradient_20_46" draw:display-name="Gradient 46" draw:style="linear" draw:start-color="#b48c8c" draw:end-color="#2a6099" draw:start-intensity="100%" draw:end-intensity="100%" draw:angle="65deg" draw:border="0%"/>
    <draw:gradient draw:name="Gradient_20_47" draw:display-name="Gradient 47" draw:style="linear" draw:start-color="#b48c8c" draw:end-color="#2a6099" draw:start-intensity="100%" draw:end-intensity="100%" draw:angle="64deg" draw:border="0%"/>
    <draw:gradient draw:name="Gradient_20_48" draw:display-name="Gradient 48" draw:style="linear" draw:start-color="#b48c8c" draw:end-color="#2a6099" draw:start-intensity="100%" draw:end-intensity="100%" draw:angle="63deg" draw:border="0%"/>
    <draw:gradient draw:name="Gradient_20_49" draw:display-name="Gradient 49" draw:style="linear" draw:start-color="#b48c8c" draw:end-color="#2a6099" draw:start-intensity="100%" draw:end-intensity="100%" draw:angle="62deg" draw:border="0%"/>
    <draw:gradient draw:name="Gradient_20_50" draw:display-name="Gradient 50" draw:style="radial" draw:cx="50%" draw:cy="50%" draw:start-color="#b48c8c" draw:end-color="#2a6099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4:11:04.950088716</meta:creation-date>
    <dc:date>2023-01-25T13:02:11.307751647</dc:date>
    <meta:editing-duration>PT3H52M48S</meta:editing-duration>
    <meta:editing-cycles>34</meta:editing-cycles>
    <meta:generator>LibreOffice/7.3.6.2$Linux_X86_64 LibreOffice_project/30$Build-2</meta:generator>
    <meta:document-statistic meta:object-count="29"/>
  </office:meta>
</office:document-meta>
</file>